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9abb" officeooo:paragraph-rsid="000693cf"/>
    </style:style>
    <style:style style:name="P2" style:family="paragraph" style:parent-style-name="Text_20_body">
      <style:text-properties officeooo:rsid="000693cf" officeooo:paragraph-rsid="000693cf"/>
    </style:style>
    <style:style style:name="P3" style:family="paragraph" style:parent-style-name="Text_20_body">
      <style:text-properties officeooo:rsid="000aef1d" officeooo:paragraph-rsid="000aef1d"/>
    </style:style>
    <style:style style:name="P4" style:family="paragraph" style:parent-style-name="Text_20_body">
      <style:text-properties officeooo:rsid="000af331" officeooo:paragraph-rsid="000af331"/>
    </style:style>
    <style:style style:name="P5" style:family="paragraph" style:parent-style-name="Text_20_body">
      <style:text-properties fo:font-weight="bold" officeooo:rsid="000af331" officeooo:paragraph-rsid="000af331" style:font-weight-asian="bold" style:font-weight-complex="bold"/>
    </style:style>
    <style:style style:name="P6" style:family="paragraph" style:parent-style-name="Text_20_body">
      <style:text-properties fo:font-weight="normal" officeooo:rsid="000af331" officeooo:paragraph-rsid="000af331" style:font-weight-asian="normal" style:font-weight-complex="normal"/>
    </style:style>
    <style:style style:name="P7" style:family="paragraph" style:parent-style-name="Text_20_body">
      <style:text-properties fo:font-weight="normal" officeooo:rsid="000baed9" officeooo:paragraph-rsid="000baed9" style:font-weight-asian="normal" style:font-weight-complex="normal"/>
    </style:style>
    <style:style style:name="P8" style:family="paragraph" style:parent-style-name="Title">
      <style:text-properties officeooo:rsid="00019abb" officeooo:paragraph-rsid="000693cf"/>
    </style:style>
    <style:style style:name="P9" style:family="paragraph" style:parent-style-name="Heading_20_3">
      <style:text-properties officeooo:rsid="00019abb" officeooo:paragraph-rsid="000693cf"/>
    </style:style>
    <style:style style:name="T1" style:family="text">
      <style:text-properties officeooo:rsid="000693cf"/>
    </style:style>
    <style:style style:name="T2" style:family="text">
      <style:text-properties officeooo:rsid="0007f29f"/>
    </style:style>
    <style:style style:name="T3" style:family="text">
      <style:text-properties officeooo:rsid="000d9c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dvanced Python Lab <text:span text:style-name="T1">2</text:span>.</text:p>
      <text:p text:style-name="P1"/>
      <text:h text:style-name="P9" text:outline-level="3">Objective: </text:h>
      <text:p text:style-name="P2">Gain an understanding of how to write object oriented programs with Python.</text:p>
      <text:h text:style-name="P9" text:outline-level="3">Exercise:</text:h>
      <text:p text:style-name="P2">Using the class diagram from Lab 1, write an application that will handle customer orders and keep track of products from the Acme Chocolate Company. <text:s/>A PyUnit test suite will be provided for you to test your application against. <text:s/><text:span text:style-name="T2">Additionally skeleton python code is available to you to start the process.</text:span></text:p>
      <text:p text:style-name="P3">Write your code so that all of the unit tests provided in the test suite pass. </text:p>
      <text:p text:style-name="P4">You should implement at least the following <text:span text:style-name="T3">classes and</text:span> methods.</text:p>
      <text:p text:style-name="P4"/>
      <text:p text:style-name="P5">Customer</text:p>
      <text:p text:style-name="P6">addCustomer() -- Add a new customer</text:p>
      <text:p text:style-name="P6">getCustomer() -- Retrieve information about a customer</text:p>
      <text:p text:style-name="P6">modifyCustomer() -- Modify existing customer information</text:p>
      <text:p text:style-name="P5">Order</text:p>
      <text:p text:style-name="P6">Order objects should contain information about an order such as:</text:p>
      <text:p text:style-name="P6">1. <text:s/>Who the customer is</text:p>
      <text:p text:style-name="P6">2. <text:s/>The date of the order</text:p>
      <text:p text:style-name="P6">3. <text:s/>A list of the orders via the order details object</text:p>
      <text:p text:style-name="P6">4. <text:s/>The total amount of the order.</text:p>
      <text:p text:style-name="P6">5. <text:s/>The total weight of the order.</text:p>
      <text:p text:style-name="P6"/>
      <text:p text:style-name="P6">addOrder() -- Add a new customer order</text:p>
      <text:p text:style-name="P6">getOrder() -- Retrieve order and order detail information</text:p>
      <text:p text:style-name="P6">modifyOrder() <text:s/>-- modify an existing order</text:p>
      <text:p text:style-name="P6"/>
      <text:p text:style-name="P5">Order Details</text:p>
      <text:p text:style-name="P6">Order details should contain order detail information, such as:</text:p>
      <text:p text:style-name="P6">1. <text:s/>An itemized lists of products and quantities.</text:p>
      <text:p text:style-name="P7">2. <text:s/>The shipper for this order detail.</text:p>
      <text:p text:style-name="P7"><text:soft-page-break/></text:p>
      <text:p text:style-name="P7"/>
      <text:p text:style-name="P7">A set of sample data will be provided for Customers and orders. <text:s/>Note that the orders will be in the format &lt;Product&gt; &lt;Weight in kg&gt;,&lt;Product&gt; &lt;Weight in kg&gt;, etc.</text:p>
      <text:p text:style-name="P7"/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9:38:39.241499432</meta:creation-date>
    <dc:date>2016-10-08T21:32:50.051316758</dc:date>
    <meta:editing-duration>PT23H53M4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26" meta:word-count="238" meta:character-count="1420" meta:non-whitespace-character-count="1195"/>
  </office:meta>
</office:document-meta>
</file>